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ru" fo:country="RU" fo:font-style="italic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синтаксис транслятора: каждая строка начинается с имени команды. в одной строке одна команда.</text:p>
      <text:p text:style-name="P1">;name_command_0 ...//всё дальнейшее задаётся синтаксисом команды</text:p>
      <text:p text:style-name="P1">;строки состоящие только из ';', табуляции или пробелов игнорируются</text:p>
      <text:p text:style-name="P1">;67 уникальных команд не считая nop'а и src'a!</text:p>
      <text:p text:style-name="P1"/>
      <text:p text:style-name="P1">символ ';' - обозначение конца команды, всё, что после - игнорируется прим. если не заслешен</text:p>
      <text:p text:style-name="P1">символ '\n' - строго конец строки, содержащей команду прим. если не заслешен</text:p>
      <text:p text:style-name="P1">nop - отсутствие команды</text:p>
      <text:p text:style-name="P1"><text:s text:c="2"/>&lt;nop&gt;[;]&lt;endl&gt;</text:p>
      <text:p text:style-name="P1">arr - команда, задающая базовое множество</text:p>
      <text:p text:style-name="P1"><text:s text:c="2"/>перед каждым сиволом строки, описывающей элемент множества, обязателен бэкслеш</text:p>
      <text:p text:style-name="P1"><text:s text:c="2"/>&lt;arr&gt; &lt;name&gt; &lt;string&gt;,&lt;namestr&gt;[,&lt;string&gt;][;]&lt;endl&gt;</text:p>
      <text:p text:style-name="P1"><text:s text:c="2"/>&lt;arradd&gt; &lt;string&gt;,&lt;namestr&gt;[,&lt;string&gt;][;]&lt;endl&gt; добавляет к множеству ещё несколько строк</text:p>
      <text:p text:style-name="P1"><text:s text:c="2"/>&lt;arrrem&gt; &lt;string&gt;,&lt;namestr&gt;[,&lt;string&gt;][;]&lt;endl&gt; удаляет из заданного множества заданные строки</text:p>
      <text:p text:style-name="P1">bor - команда, задающая структуру, которая способна выдавать</text:p>
      <text:p text:style-name="P1"><text:s text:c="2"/>уникальные последовательные номера строкам</text:p>
      <text:p text:style-name="P1"><text:s text:c="2"/>перед каждым сиволом строки обязателен бэкслеш</text:p>
      <text:p text:style-name="P1"><text:s text:c="2"/>&lt;bor&gt; &lt;name&gt; &lt;string&gt;,&lt;namestr&gt;[,&lt;string&gt;][;]&lt;endl&gt;</text:p>
      <text:p text:style-name="P1"><text:s text:c="2"/>&lt;boradd&gt; &lt;name&gt; &lt;string&gt;,&lt;namestr&gt;[,&lt;string&gt;][;]&lt;endl&gt; добавляет к множеству ещё несколько строк</text:p>
      <text:p text:style-name="P1"><text:s text:c="2"/>&lt;borrem&gt; &lt;name&gt; &lt;string&gt;,&lt;namestr&gt;[,&lt;string&gt;][;]&lt;endl&gt; удаляет из заданного множества заданные строки</text:p>
      <text:p text:style-name="P1"><text:s text:c="2"/>&lt;borrem&gt; &lt;name&gt; &lt;num1&gt;,&lt;num2&gt;[,&lt;num3&gt;][;]&lt;endl&gt; удаляет из заданного множества строки с заданными номерами.</text:p>
      <text:p text:style-name="P1"><text:s text:c="2"/>номера строки и строки-литералы можно совмещать!</text:p>
      <text:p text:style-name="P1"><text:s text:c="2"/>&lt;borgts&gt; &lt;name&gt; &lt;stringvar&gt; &lt;num&gt;[;]&lt;endl&gt; возвращает строку с конкретным номером</text:p>
      <text:p text:style-name="P1"><text:s text:c="2"/>&lt;borgtn&gt; &lt;name&gt; &lt;num&gt; &lt;stringvar&gt;[;]&lt;endl&gt; возвращает номер конкретной строки.</text:p>
      <text:p text:style-name="P1"><text:s text:c="2"/>если строки не было, то добавит и присвоит ей номер!</text:p>
      <text:p text:style-name="P1"><text:s text:c="2"/>номера присваиваются в порядке возрастания, а после удаления элемента номера пересчитываются.</text:p>
      <text:p text:style-name="P1">obj - команда создания объекта. объект состоит из частей</text:p>
      <text:p text:style-name="P1"><text:s text:c="2"/>которые задаются множествами и/или объектами</text:p>
      <text:p text:style-name="P1"><text:s text:c="2"/>каждая часть отделяется от следующей запятой.</text:p>
      <text:p text:style-name="P1"><text:s text:c="2"/>итоговый объект это набор частей, для каждой из которой выполнено условие</text:p>
      <text:p text:style-name="P1"><text:s text:c="2"/>что данная часть состоит только из одного </text:p>
      <text:p text:style-name="P1"><text:s text:c="2"/>из указанных множеств данной части, повторённая maxcnt раз</text:p>
      <text:p text:style-name="P1"><text:s text:c="2"/>перечисление множеств идёт в порядке приоритета</text:p>
      <text:p text:style-name="P1"><text:s text:c="2"/>&lt;obj&gt; &lt;name&gt; maxcnt &lt;namearr&gt;,maxcnt &lt;namearr1&gt; maxcnt &lt;namearr2&gt;, maxcnt &lt;nameobj&gt;, ..., ..., ...[;]&lt;endl&gt;</text:p>
      <text:p text:style-name="P1">env - объявляет новый контекст исполнения с заданным именем. В новый контекст</text:p>
      <text:p text:style-name="P1"><text:s text:c="2"/>входят все последующие команды и объявления. Команда без указания имени контекста</text:p>
      <text:p text:style-name="P1"><text:s text:c="2"/>обозначает конец последнего начатого контекста. Контекст это названный кусок кода.</text:p>
      <text:p text:style-name="P1"><text:s text:c="2"/>все имена в нём, кроме переходов к другим контекстам известны.</text:p>
      <text:p text:style-name="P1"><text:s text:c="2"/>env это самостоятельная единица. env не содержит в себе другие env.</text:p>
      <text:p text:style-name="P1"><text:s text:c="2"/>&lt;env&gt; &lt;name&gt;[;]&lt;endl&gt;</text:p>
      <text:p text:style-name="P1"><text:s text:c="2"/>&lt;endenv&gt;[;]&lt;endl&gt; конец контекста</text:p>
      <text:p text:style-name="P1">run - приостанавливает текущий контекст и запускет новый.</text:p>
      <text:p text:style-name="P1"><text:s text:c="2"/>&lt;run&gt; &lt;name&gt;[;]&lt;endl&gt;</text:p>
      <text:p text:style-name="P1">chg - завершает текущий контект, запуская вместо него новый.</text:p>
      <text:p text:style-name="P1"><text:soft-page-break/><text:s text:c="2"/>&lt;chg&gt; &lt;name&gt;[;]&lt;endl&gt;</text:p>
      <text:p text:style-name="P1">met - устанавливает метку на следующую команду в текущем контексте</text:p>
      <text:p text:style-name="P1"><text:s text:c="2"/>&lt;met&gt; &lt;name&gt;[;]&lt;endl&gt;</text:p>
      <text:p text:style-name="P1">jmp - осуществляет переход к метке внутри контекста</text:p>
      <text:p text:style-name="P1"><text:s text:c="2"/>&lt;jmp&gt; &lt;name&gt;[;]&lt;endl&gt;</text:p>
      <text:p text:style-name="P1">end - прекращает исполнение текущего контекста, переходя к последнемку приостановленному</text:p>
      <text:p text:style-name="P1"><text:s text:c="2"/>&lt;end&gt;[;]&lt;endl&gt;</text:p>
      <text:p text:style-name="P1">psh - кладёт на вершину стека переменную. все переменные это ссылки на реальное значение.</text:p>
      <text:p text:style-name="P1"><text:s text:c="2"/>учёт числа ссылок ведётся автоматически. объекты без ссылок самоуничтожаются.</text:p>
      <text:p text:style-name="P1"><text:s text:c="2"/>&lt;psh&gt; &lt;name&gt;[;]&lt;endl&gt;</text:p>
      <text:p text:style-name="P1">cln - создаёт копию исходного объекта в куче.</text:p>
      <text:p text:style-name="P1"><text:s text:c="2"/>&lt;cln&gt; &lt;name&gt; &lt;oname&gt;[;]&lt;endl&gt;</text:p>
      <text:p text:style-name="P1">var - новая ссылка на объект.</text:p>
      <text:p text:style-name="P1"><text:s text:c="2"/>&lt;var&gt; &lt;rname&gt; &lt;name&gt;[;]&lt;endl&gt;</text:p>
      <text:p text:style-name="P1"><text:s text:c="2"/>ссылки типизированы, каждая ссылка знает тип хранимогог значения.</text:p>
      <text:p text:style-name="P1">pop - достаёт ссылку на объект в указанную ссылку</text:p>
      <text:p text:style-name="P1"><text:s text:c="2"/>с вершины стека. если в стеке ничего нет вернёт пустую ссылку.</text:p>
      <text:p text:style-name="P1"><text:s text:c="2"/>&lt;pop&gt; &lt;rname&gt;[;]&lt;endl&gt;</text:p>
      <text:p text:style-name="P1">mth - работает с целочисленными переменными. арифметика длинная.</text:p>
      <text:p text:style-name="P1"><text:s text:c="2"/>Поддерживает сложение, вычитание, умножение и деления с и без остатка.</text:p>
      <text:p text:style-name="P1"><text:s text:c="2"/>Запись операций ведётся в обратной польской нотации. количество знаков до тысячи разрядов.</text:p>
      <text:p text:style-name="P1"><text:s text:c="2"/>Внимание! Не вызывать переполнения!!!</text:p>
      <text:p text:style-name="P1"><text:s text:c="2"/>&lt;mth&gt; &lt;name&gt; 1 2 + 3 * 4 5 6 - - / 2 %[;]&lt;endl&gt;</text:p>
      <text:p text:style-name="P1">set - команда, устанавливающая зачение флага в определённое 32 разрядное знаковое значение.</text:p>
      <text:p text:style-name="P1"><text:s text:c="2"/>Количество флагов 30 разрядное число без знака.</text:p>
      <text:p text:style-name="P1"><text:s text:c="2"/>для скорости работы не используйте более 100К первых флагов.</text:p>
      <text:p text:style-name="P1"><text:s text:c="2"/>&lt;set&gt; &lt;number of flag&gt; &lt;flag value&gt;[;]&lt;endl&gt;</text:p>
      <text:p text:style-name="P1">get - команда получает значение флага в целочисленную переменную.</text:p>
      <text:p text:style-name="P1"><text:s text:c="2"/>&lt;get&gt; &lt;name&gt; &lt;number of flag&gt;[;]&lt;endl&gt;</text:p>
      <text:p text:style-name="P1">tst - команда ветвления. способна делать различные проверки.</text:p>
      <text:p text:style-name="P1"><text:s text:c="2"/>команда ветвления начинается с <text:s/>&lt;tst&gt; далее один из методов проверки</text:p>
      <text:p text:style-name="P1"><text:s text:c="2"/>nil - выполнит следующую команду, если ссылка, поданная ему на вход является нулевой.</text:p>
      <text:p text:style-name="P1"><text:s text:c="4"/>&lt;tstnil&gt; &lt;rname&gt;[;]&lt;endl&gt;</text:p>
      <text:p text:style-name="P1"><text:s text:c="4"/>&lt;next command&gt;[;]&lt;endl&gt;</text:p>
      <text:p text:style-name="P1"><text:s text:c="2"/>lrgoreql - выполнит следующую команду, если число А меньше числа В</text:p>
      <text:p text:style-name="P1"><text:s text:c="2"/>&lt;tstlss&gt; &lt;A&gt; &lt;B&gt;[;]&lt;endl&gt;</text:p>
      <text:p text:style-name="P1"><text:s text:c="2"/>&lt;next command&gt;[;]&lt;endl&gt;</text:p>
      <text:p text:style-name="P1"><text:s text:c="2"/>lrg - выполнит следующую команду, если число А больше числа В</text:p>
      <text:p text:style-name="P1"><text:s text:c="2"/>&lt;tstlrg&gt; &lt;A&gt; &lt;B&gt;[;]&lt;endl&gt;</text:p>
      <text:p text:style-name="P1"><text:s text:c="2"/>&lt;next command&gt;[;]&lt;endl&gt;</text:p>
      <text:p text:style-name="P1"><text:s text:c="2"/>eql - выполнит следующую команду, если число А равно числу В</text:p>
      <text:p text:style-name="P1"><text:s text:c="2"/>&lt;tsteql&gt; &lt;A&gt; &lt;B&gt;[;]&lt;endl&gt;</text:p>
      <text:p text:style-name="P1"><text:s text:c="2"/>&lt;next command&gt;[;]&lt;endl&gt;</text:p>
      <text:p text:style-name="P1"><text:s text:c="2"/>stk - выполнит следующую команду, если стек не пуст</text:p>
      <text:p text:style-name="P1"><text:s text:c="2"/>&lt;tststk&gt;[;]&lt;endl&gt;</text:p>
      <text:p text:style-name="P1"><text:s text:c="2"/>&lt;next command&gt;[;]&lt;endl&gt;</text:p>
      <text:p text:style-name="P1"><text:s text:c="2"/>is* где * это</text:p>
      <text:p text:style-name="P1"><text:s text:c="4"/>a для множества</text:p>
      <text:p text:style-name="P1"><text:soft-page-break/><text:s text:c="4"/>o для объекта</text:p>
      <text:p text:style-name="P1"><text:s text:c="4"/>i для числа</text:p>
      <text:p text:style-name="P1"><text:s text:c="4"/>f для фрейма</text:p>
      <text:p text:style-name="P1"><text:s text:c="4"/>s для строки</text:p>
      <text:p text:style-name="P1"><text:s text:c="4"/>с для файла</text:p>
      <text:p text:style-name="P1"><text:s text:c="4"/>v для вектора</text:p>
      <text:p text:style-name="P1"><text:s text:c="4"/>выполнит следующую команду, если то, о чём мы спррашиваем является тем, что нужно</text:p>
      <text:p text:style-name="P1"><text:s text:c="2"/>&lt;tstis*&gt; &lt;anything&gt;[;]&lt;endl&gt;</text:p>
      <text:p text:style-name="P1"><text:s text:c="2"/>&lt;next command&gt;[;]&lt;endl&gt;</text:p>
      <text:p text:style-name="P1"><text:s text:c="2"/>flg - проверяет, что флаг не ноль.</text:p>
      <text:p text:style-name="P1"><text:s text:c="2"/>&lt;tstflg&gt; &lt;number of flag&gt;[;]&lt;endl&gt;</text:p>
      <text:p text:style-name="P1"><text:s text:c="2"/>abvoridt - выполнит следующую команду, если строка А меньше строки В(лексикографически)</text:p>
      <text:p text:style-name="P1"><text:s text:c="2"/>&lt;tstblw&gt; &lt;A&gt; &lt;B&gt;[;]&lt;endl&gt;</text:p>
      <text:p text:style-name="P1"><text:s text:c="2"/>&lt;next command&gt;[;]&lt;endl&gt;</text:p>
      <text:p text:style-name="P1"><text:s text:c="2"/>abv - выполнит следующую команду, если строка А больше строки В(лексикографиески)</text:p>
      <text:p text:style-name="P1"><text:s text:c="2"/>&lt;tstabv&gt; &lt;A&gt; &lt;B&gt;[;]&lt;endl&gt;</text:p>
      <text:p text:style-name="P1"><text:s text:c="2"/>&lt;next command&gt;[;]&lt;endl&gt;</text:p>
      <text:p text:style-name="P1"><text:s text:c="2"/>idt - выполнит следующую команду, если строка А индентична строке В</text:p>
      <text:p text:style-name="P1"><text:s text:c="2"/>&lt;tstidt&gt; &lt;A&gt; &lt;B&gt;[;]&lt;endl&gt;</text:p>
      <text:p text:style-name="P1">str - создаёт заданную строку.</text:p>
      <text:p text:style-name="P1"><text:s text:c="2"/>&lt;str&gt; &lt;name&gt; = &lt;\&gt;&lt;symbol&gt;&lt;\&gt;&lt;symbol&gt;...[;]&lt;endl&gt;</text:p>
      <text:p text:style-name="P1">mts - создаёт строку из числа</text:p>
      <text:p text:style-name="P1"><text:s text:c="2"/>&lt;mts&gt; &lt;namestr&gt; &lt;name math&gt;[;]&lt;endl&gt;</text:p>
      <text:p text:style-name="P1">fts - фрейм в строку.</text:p>
      <text:p text:style-name="P1"><text:s text:c="2"/>&lt;fts&gt; &lt;name str&gt; &lt;name frame&gt;[;]&lt;endl&gt;</text:p>
      <text:p text:style-name="P1">stm - строка в число</text:p>
      <text:p text:style-name="P1"><text:s text:c="2"/>&lt;stm&gt; &lt;name math&gt; &lt;mame str&gt;[;]&lt;endl&gt;</text:p>
      <text:p text:style-name="P1">vct - создаёт массив указанной длины</text:p>
      <text:p text:style-name="P1"><text:s text:c="2"/>&lt;vct&gt; &lt;namevct&gt; &lt;math or numb&gt;[;]&lt;endl&gt;</text:p>
      <text:p text:style-name="P1"><text:s text:c="2"/>&lt;vctpshbck&gt; &lt;elem&gt;[;]&lt;endl&gt; положить в конец</text:p>
      <text:p text:style-name="P1"><text:s text:c="2"/>&lt;vctpshfrt&gt; &lt;elem&gt;[;]&lt;endl&gt; положить в начало</text:p>
      <text:p text:style-name="P1"><text:s text:c="2"/>&lt;vctpopbck&gt; &lt;var&gt;[;]&lt;endl&gt; достать с конца</text:p>
      <text:p text:style-name="P1"><text:s text:c="2"/>&lt;vctpopfrt&gt; &lt;var&gt;[;]&lt;endl&gt; достать с начала</text:p>
      <text:p text:style-name="P1"><text:s text:c="2"/>&lt;vctset&gt; &lt;num&gt; &lt;elem&gt;[;]&lt;endl&gt; установить элемент</text:p>
      <text:p text:style-name="P1"><text:s text:c="2"/>&lt;vctget&gt; &lt;var&gt; &lt;num&gt;[;]&lt;endl&gt; взять значение</text:p>
      <text:p text:style-name="P1"><text:s text:c="2"/>&lt;vctgsz&gt; &lt;num&gt;[;]&lt;endl&gt; получить размер</text:p>
      <text:p text:style-name="P1"><text:s text:c="2"/>&lt;vctrsz&gt; &lt;num&gt;[;]&lt;endl&gt; изменить размер</text:p>
      <text:p text:style-name="P1">txt - преобразования над строками.</text:p>
      <text:p text:style-name="P1"><text:s text:c="2"/>&lt;txtlen&gt; &lt;math&gt; &lt;stringvar&gt;[;]&lt;endl&gt; длина строки</text:p>
      <text:p text:style-name="P1"><text:s text:c="2"/>&lt;txtctn&gt; &lt;str1&gt; &lt;str2var&gt;[;]&lt;endl&gt; конкатенация строк</text:p>
      <text:p text:style-name="P1"><text:s text:c="2"/>&lt;txtfnd&gt; &lt;vectorvar&gt; &lt;stringvar&gt; &lt;substr&gt;[;]&lt;endl&gt; находит все индексы вхождения подстроки в строкеи записывает их в массив</text:p>
      <text:p text:style-name="P1"><text:s text:c="2"/>&lt;txtspl&gt; &lt;vectorvar&gt; &lt;stringvar&gt; &lt;math&gt;[;]&lt;endl&gt; разрезает строку на две [0,math-1] и [math, len]</text:p>
      <text:p text:style-name="P1"><text:s text:c="2"/>&lt;txtdel&gt; &lt;stringvar&gt; &lt;math1&gt; &lt;math2&gt;[;]&lt;endl&gt; вырезает с math1 элемента math2 штук символов</text:p>
      <text:p text:style-name="P1">prt - извлекает указанную часть фрейма</text:p>
      <text:p text:style-name="P1"><text:s text:c="2"/>&lt;prt&gt; &lt;var&gt; &lt;frm&gt; &lt;math&gt;[;]&lt;endl&gt; В var считывается часть. frm - исходный фрейм. math - номер извлекаемой части.</text:p>
      <text:p text:style-name="P1">opn - открывает файл</text:p>
      <text:p text:style-name="P1"><text:s text:c="2"/>&lt;opnrdf&gt; &lt;var&gt; &lt;stringvar&gt;[;]&lt;endl&gt; - открывает файл str для чтения</text:p>
      <text:p text:style-name="P1"><text:soft-page-break/><text:s text:c="2"/>&lt;opnwrf&gt; &lt;var&gt; &lt;stringvar&gt;[;]&lt;endl&gt; - открывает файл для записи</text:p>
      <text:p text:style-name="P1">cls - закрывает файл</text:p>
      <text:p text:style-name="P1"><text:s text:c="2"/>&lt;cls&gt; &lt;var file&gt;[;]&lt;endl&gt;</text:p>
      <text:p text:style-name="P1">nxt prv - смещение указателя на заданное число сиволов вперёд и назад по файлу</text:p>
      <text:p text:style-name="P1"><text:s text:c="2"/>&lt;nxt&gt; &lt;var file&gt; &lt;math&gt;[;]&lt;endl&gt;</text:p>
      <text:p text:style-name="P1"><text:s text:c="2"/>&lt;prv&gt; &lt;var file&gt; &lt;math&gt;[;]&lt;endl&gt;</text:p>
      <text:p text:style-name="P1">wrt - записывает в файл строку, число, фрейм, множество,</text:p>
      <text:p text:style-name="P1"><text:s text:c="2"/>текстовое представление объекта, имя файла, текстовое представление вектора</text:p>
      <text:p text:style-name="P1"><text:s text:c="2"/>&lt;wrt&gt; &lt;var file&gt; &lt;any thing&gt;[;]&lt;endl&gt;</text:p>
      <text:p text:style-name="P1">scn - считываем из объекта</text:p>
      <text:p text:style-name="P1"><text:s text:c="2"/>&lt;scndef&gt; &lt;stringvar&gt; &lt;math&gt; &lt;filevar&gt;[;]&lt;endl&gt; - не более math символов в строку &lt;stringvar&gt; из файла.</text:p>
      <text:p text:style-name="P1"><text:s text:c="2"/>&lt;scnfltfil&gt; &lt;frame&gt; &lt;object&gt; &lt;filevar&gt;[;]&lt;endl&gt; - попытка считать из файла объект object.</text:p>
      <text:p text:style-name="P1"><text:s text:c="4"/>если случилась неудача, то исполнится следущая команда, иначе следущая команда будет пропущена.</text:p>
      <text:p text:style-name="P1"><text:s text:c="2"/>&lt;scnfltstr&gt; &lt;frame&gt; &lt;object&gt; &lt;stringvar&gt;[;]&lt;endl&gt; - попытка считать из строки объект object.</text:p>
      <text:p text:style-name="P1"><text:s text:c="4"/>если случилась неудача, то исполнится следущая команда, иначе следущая команда будет пропущена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тепан Рогонов</meta:initial-creator>
    <meta:creation-date>2013-11-24T17:50:18.04</meta:creation-date>
    <meta:document-statistic meta:table-count="0" meta:image-count="0" meta:object-count="0" meta:page-count="4" meta:paragraph-count="153" meta:word-count="1040" meta:character-count="8049"/>
    <dc:date>2013-11-24T17:51:01.16</dc:date>
    <dc:creator>Степан Рогонов</dc:creator>
    <meta:editing-duration>PT43S</meta:editing-duration>
    <meta:editing-cycles>1</meta:editing-cycles>
    <meta:generator>OpenOffice.org/3.4.1$Win32 OpenOffice.org_project/341m1$Build-9593</meta:generator>
  </office:meta>
</office:document-meta>
</file>